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cm" fo:min-width="2.001cm"/>
    </style:style>
    <style:style style:name="gr2" style:family="graphic" style:parent-style-name="standard">
      <style:graphic-properties draw:textarea-horizontal-align="justify" draw:textarea-vertical-align="middle" draw:auto-grow-height="false" fo:min-height="1.602cm" fo:min-width="1.816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6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7" style:family="graphic" style:parent-style-name="standard">
      <style:graphic-properties draw:textarea-vertical-align="middle" draw:auto-grow-height="false" fo:min-height="1.251cm" fo:min-width="1.0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3.5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3.5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3.7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3.804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4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5cm"/>
    </style:style>
    <style:style style:name="gr16" style:family="graphic" style:parent-style-name="standard">
      <style:graphic-properties draw:textarea-horizontal-align="justify" draw:textarea-vertical-align="middle" draw:auto-grow-height="false" fo:min-height="0.012cm" fo:min-width="5.121cm"/>
    </style:style>
    <style:style style:name="gr17" style:family="graphic" style:parent-style-name="standard">
      <style:graphic-properties draw:textarea-horizontal-align="justify" draw:textarea-vertical-align="middle" draw:auto-grow-height="false" fo:min-height="0.012cm" fo:min-width="5.0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5cm"/>
    </style:style>
    <style:style style:name="gr19" style:family="graphic" style:parent-style-name="standard">
      <style:graphic-properties draw:fill="none" draw:textarea-vertical-align="middle" draw:auto-grow-height="false" fo:min-height="5.438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012cm" fo:min-width="4.091cm"/>
    </style:style>
    <style:style style:name="gr21" style:family="graphic" style:parent-style-name="standard">
      <style:graphic-properties draw:fill="none" draw:textarea-vertical-align="middle" draw:auto-grow-height="false" fo:min-height="11.126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1.602cm" fo:min-width="2.74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24" style:family="graphic" style:parent-style-name="standard">
      <style:graphic-properties draw:fill="none" draw:textarea-vertical-align="middle" draw:auto-grow-height="false" fo:min-height="5.912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cm" svg:height="2cm" svg:x="1.4cm" svg:y="7.5cm">
          <text:p text:style-name="P1">Data fi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5cm" svg:height="2cm" svg:x="13.3cm" svg:y="7.5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7.4cm" svg:y="7.5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9.4cm" svg:y="7.5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2.5cm" svg:height="0.5cm" svg:x="4.4cm" svg:y="8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3.995cm" svg:height="0.962cm" svg:x="3.7cm" svg:y="6.3cm">
          <draw:text-box>
            <text:p text:style-name="P1">Import script</text:p>
          </draw:text-box>
        </draw:frame>
        <draw:custom-shape draw:style-name="gr3" draw:text-style-name="P1" draw:layer="layout" svg:width="2.5cm" svg:height="0.5cm" svg:x="10.4cm" svg:y="8.3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3.529cm" svg:height="0.962cm" svg:x="9.9cm" svg:y="6.4cm">
          <draw:text-box>
            <text:p text:style-name="P1">Bloc2Zone</text:p>
          </draw:text-box>
        </draw:frame>
        <draw:custom-shape draw:style-name="gr3" draw:text-style-name="P1" draw:layer="layout" svg:width="2.5cm" svg:height="0.5cm" svg:x="16.4cm" svg:y="8.3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3.563cm" svg:height="0.962cm" svg:x="15.7cm" svg:y="6.338cm">
          <draw:text-box>
            <text:p text:style-name="P1">Zone2Disp</text:p>
          </draw:text-box>
        </draw:frame>
        <draw:custom-shape draw:style-name="gr7" draw:text-style-name="P1" draw:layer="layout" svg:width="1.5cm" svg:height="1.5cm" svg:x="22.5cm" svg:y="8.5cm">
          <text:p/>
          <draw:enhanced-geometry svg:viewBox="0 0 21600 21600" draw:mirror-horizontal="false" draw:mirror-vertical="false" draw:text-areas="0 0 21600 21600" draw:type="circular-arrow" draw:modifiers="-88.33414934769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2" draw:layer="layout" svg:width="5.214cm" svg:height="0.962cm" svg:x="22.286cm" svg:y="7.538cm">
          <draw:text-box>
            <text:p text:style-name="P1">DispersionModel</text:p>
          </draw:text-box>
        </draw:frame>
        <draw:custom-shape draw:style-name="gr2" draw:text-style-name="P1" draw:layer="layout" svg:width="2.5cm" svg:height="2cm" svg:x="23cm" svg:y="10cm">
          <text:p text:style-name="P1">Fit 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2" draw:layer="layout" svg:width="4.092cm" svg:height="8.783cm" svg:x="0.505cm" svg:y="10.038cm">
          <draw:text-box>
            <text:p text:style-name="P1">Acquisition 1</text:p>
            <text:p text:style-name="P1">Single FID</text:p>
            <text:p text:style-name="P1">…</text:p>
            <text:p text:style-name="P1">Acquisition 2</text:p>
            <text:p text:style-name="P1">CPMG</text:p>
            <text:p text:style-name="P1">…</text:p>
            <text:p text:style-name="P1">…</text:p>
            <text:p text:style-name="P1">…</text:p>
            <text:p text:style-name="P1">Acquisition 3</text:p>
            <text:p text:style-name="P1">Mistake</text:p>
            <text:p text:style-name="P1">…</text:p>
            <text:p text:style-name="P1">...</text:p>
          </draw:text-box>
        </draw:frame>
        <draw:frame draw:style-name="gr10" draw:text-style-name="P2" draw:layer="layout" svg:width="4.062cm" svg:height="5.939cm" svg:x="6.705cm" svg:y="9.938cm">
          <draw:text-box>
            <text:p text:style-name="P1">Bloc 1</text:p>
            <text:p text:style-name="P1">Single FID</text:p>
            <text:p text:style-name="P1"/>
            <text:p text:style-name="P1">Bloc 2</text:p>
            <text:p text:style-name="P1">CPMG blocs</text:p>
            <text:p text:style-name="P1"/>
            <text:p text:style-name="P1">Bloc 3</text:p>
            <text:p text:style-name="P1">Empty</text:p>
          </draw:text-box>
        </draw:frame>
        <draw:frame draw:style-name="gr11" draw:text-style-name="P2" draw:layer="layout" svg:width="4.274cm" svg:height="5.939cm" svg:x="12.4cm" svg:y="10cm">
          <draw:text-box>
            <text:p text:style-name="P1">Zone 1</text:p>
            <text:p text:style-name="P1">Empty</text:p>
            <text:p text:style-name="P1"/>
            <text:p text:style-name="P1">Zone 2</text:p>
            <text:p text:style-name="P1">CPMG zones</text:p>
            <text:p text:style-name="P1"/>
            <text:p text:style-name="P1">Zone 3</text:p>
            <text:p text:style-name="P1">Empty</text:p>
          </draw:text-box>
        </draw:frame>
        <draw:frame draw:style-name="gr12" draw:text-style-name="P2" draw:layer="layout" svg:width="4.304cm" svg:height="5.939cm" svg:x="18.5cm" svg:y="10.038cm">
          <draw:text-box>
            <text:p text:style-name="P1">Disp 1</text:p>
            <text:p text:style-name="P1">Empty</text:p>
            <text:p text:style-name="P1"/>
            <text:p text:style-name="P1">Disp 2</text:p>
            <text:p text:style-name="P1">T1 dispersion</text:p>
            <text:p text:style-name="P1"/>
            <text:p text:style-name="P1">Disp 3</text:p>
            <text:p text:style-name="P1">Empty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1" draw:layer="layout" svg:width="2.5cm" svg:height="2cm" svg:x="11.7cm" svg:y="2.862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.9cm" svg:y="3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cm" svg:y="3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layer="layout" svg:width="6cm" svg:height="0.5cm" svg:x="5.5cm" svg:y="4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" draw:layer="layout" svg:width="6.225cm" svg:height="0.962cm" svg:x="5.275cm" svg:y="2.538cm">
          <draw:text-box>
            <text:p text:style-name="P1">Monoexponential T2</text:p>
          </draw:text-box>
        </draw:frame>
        <draw:frame draw:style-name="gr15" draw:text-style-name="P2" draw:layer="layout" svg:width="6.225cm" svg:height="0.962cm" svg:x="15.5cm" svg:y="2.538cm">
          <draw:text-box>
            <text:p text:style-name="P1">Monoexponential T1</text:p>
          </draw:text-box>
        </draw:frame>
        <draw:custom-shape draw:style-name="gr2" draw:text-style-name="P1" draw:layer="layout" svg:width="2.5cm" svg:height="2cm" svg:x="2.1cm" svg:y="3.238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.401cm" svg:y="3.501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001cm" svg:y="3.163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302cm" svg:y="3.464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" draw:layer="layout" svg:width="6cm" svg:height="0.5cm" svg:x="15.5cm" svg:y="4.1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5cm" svg:height="2cm" svg:x="22.301cm" svg:y="3.301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602cm" svg:y="3.602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1.8cm" svg:y="7.824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cm" svg:y="9.162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1cm" svg:y="7.962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" draw:layer="layout" svg:width="5.9cm" svg:height="0.5cm" svg:x="5.3cm" svg:y="10.162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" draw:layer="layout" svg:width="5.205cm" svg:height="0.962cm" svg:x="5.475cm" svg:y="8.7cm">
          <draw:text-box>
            <text:p text:style-name="P1">Biexponential T2</text:p>
          </draw:text-box>
        </draw:frame>
        <draw:frame draw:style-name="gr15" draw:text-style-name="P2" draw:layer="layout" svg:width="6.225cm" svg:height="0.962cm" svg:x="15.4cm" svg:y="8.8cm">
          <draw:text-box>
            <text:p text:style-name="P1">Monoexponential T1</text:p>
          </draw:text-box>
        </draw:frame>
        <draw:custom-shape draw:style-name="gr2" draw:text-style-name="P1" draw:layer="layout" svg:width="2.5cm" svg:height="2cm" svg:x="2.2cm" svg:y="9.4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.501cm" svg:y="9.663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101cm" svg:y="8.125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402cm" svg:y="8.426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" draw:layer="layout" svg:width="5.9cm" svg:height="0.5cm" svg:x="15.6cm" svg:y="10.262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5cm" svg:height="2cm" svg:x="22.401cm" svg:y="8.263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702cm" svg:y="8.564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1.801cm" svg:y="10.825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102cm" svg:y="11.126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403cm" svg:y="11.427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101cm" svg:y="10.963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402cm" svg:y="11.264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2.703cm" svg:y="11.565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4" draw:layer="layout" svg:width="0.5cm" svg:height="6cm" svg:x="11.3cm" svg:y="7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4" draw:layer="layout" svg:width="0.5cm" svg:height="6cm" svg:x="21.6cm" svg:y="7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2.5cm" svg:height="2cm" svg:x="11.8cm" svg:y="14.759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cm" svg:y="16.097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1.2cm" svg:y="14.897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" draw:layer="layout" svg:width="5.9cm" svg:height="0.5cm" svg:x="5.3cm" svg:y="17.097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" draw:layer="layout" svg:width="5.205cm" svg:height="0.962cm" svg:x="5.475cm" svg:y="15.635cm">
          <draw:text-box>
            <text:p text:style-name="P1">Biexponential T2</text:p>
          </draw:text-box>
        </draw:frame>
        <draw:frame draw:style-name="gr18" draw:text-style-name="P2" draw:layer="layout" svg:width="5.205cm" svg:height="0.962cm" svg:x="15.4cm" svg:y="15.735cm">
          <draw:text-box>
            <text:p text:style-name="P1">Biexponential T1</text:p>
          </draw:text-box>
        </draw:frame>
        <draw:custom-shape draw:style-name="gr2" draw:text-style-name="P1" draw:layer="layout" svg:width="2.5cm" svg:height="2cm" svg:x="2.2cm" svg:y="16.335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.501cm" svg:y="16.598cm">
          <text:p text:style-name="P1">Blo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101cm" svg:y="15.06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402cm" svg:y="15.361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" draw:layer="layout" svg:width="4.9cm" svg:height="0.5cm" svg:x="15.6cm" svg:y="17.197cm">
          <text:p/>
          <draw:enhanced-geometry svg:viewBox="0 0 21600 21600" draw:text-areas="0 ?f0 ?f5 ?f2" draw:type="right-arrow" draw:modifiers="19001.233127812 5130.53892215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5cm" svg:height="2cm" svg:x="21.501cm" svg:y="15.198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1.802cm" svg:y="15.499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1.801cm" svg:y="17.76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102cm" svg:y="18.061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12.403cm" svg:y="18.362cm">
          <text:p text:style-name="P1">Z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1.201cm" svg:y="17.898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1.502cm" svg:y="18.199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1.803cm" svg:y="18.5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4" draw:layer="layout" svg:width="0.5cm" svg:height="6cm" svg:x="11.3cm" svg:y="14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4" draw:layer="layout" svg:width="0.5cm" svg:height="6cm" svg:x="20.7cm" svg:y="14.4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2.5cm" svg:height="2cm" svg:x="24.401cm" svg:y="14.898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4.702cm" svg:y="15.199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5.003cm" svg:y="15.5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4.402cm" svg:y="17.899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4.703cm" svg:y="18.2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5cm" svg:height="2cm" svg:x="25.004cm" svg:y="18.501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1" draw:layer="layout" svg:width="2.5cm" svg:height="2cm" svg:x="2.602cm" svg:y="9.602cm">
          <text:p text:style-name="P1">Di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4" draw:layer="layout" svg:width="0.5cm" svg:height="12cm" svg:x="6cm" svg:y="4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1" draw:layer="layout" svg:width="3.5cm" svg:height="2cm" svg:x="7cm" svg:y="4.5cm">
          <text:p text:style-name="P1">Fit engine</text:p>
          <text:p text:style-name="P1">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" draw:layer="layout" svg:width="3.5cm" svg:height="2cm" svg:x="7cm" svg:y="8cm">
          <text:p text:style-name="P1">Fit engine</text:p>
          <text:p text:style-name="P1">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" draw:layer="layout" svg:width="3.5cm" svg:height="2cm" svg:x="7.001cm" svg:y="4.501cm">
          <text:p text:style-name="P1">Fit engine</text:p>
          <text:p text:style-name="P1">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" draw:layer="layout" svg:width="3.5cm" svg:height="2cm" svg:x="7cm" svg:y="11.5cm">
          <text:p text:style-name="P1">Fit engine</text:p>
          <text:p text:style-name="P1">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" draw:layer="layout" svg:width="1.5cm" svg:height="1.657cm" svg:x="8cm" svg:y="14.546cm">
          <draw:text-box>
            <text:p>...</text:p>
          </draw:text-box>
        </draw:frame>
        <draw:custom-shape draw:style-name="gr24" draw:text-style-name="P4" draw:layer="layout" svg:width="0.5cm" svg:height="6.5cm" svg:x="11.5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1" draw:layer="layout" svg:width="3cm" svg:height="2cm" svg:x="12.5cm" svg:y="2cm">
          <text:p text:style-name="P1">Model 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" draw:layer="layout" svg:width="3cm" svg:height="2cm" svg:x="12.5cm" svg:y="4.5cm">
          <text:p text:style-name="P1">Model 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" draw:layer="layout" svg:width="1.5cm" svg:height="1.657cm" svg:x="13.5cm" svg:y="7.343cm">
          <draw:text-box>
            <text:p>...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9M4S</meta:editing-duration>
    <meta:editing-cycles>8</meta:editing-cycles>
    <meta:generator>LibreOffice/5.3.3.2$Windows_X86_64 LibreOffice_project/3d9a8b4b4e538a85e0782bd6c2d430bafe583448</meta:generator>
    <dc:date>2018-08-22T12:46:05.159000000</dc:date>
    <meta:document-statistic meta:object-count="116"/>
  </office:meta>
</office:document-meta>
</file>